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1   |   <text:a xlink:type="simple" xlink:href="http://palinfo.habago.org/Entry?Command=Information_PrintForum#FORUM40407"><text:span text:style-name="T1">#</text:span></text:a></text:p>
      <text:p text:style-name="P2">「我會點菜」狗夥計當家　生意搶搶滾</text:p>
      <text:p text:style-name="P2">TVBS新聞 2005 / 05 / 30</text:p>
      <text:p text:style-name="P2"/>
      <text:p text:style-name="P2"/>
      <text:p text:style-name="P2">你相信嗎？竟然有人雇請狗狗當店小二，而且這隻狗才一歲多，不但會親切地跟客人握手打招呼，還會幫客人點菜呢！老闆說，用了這隻狗之後，店裡的顧客可是絡繹不絕！</text:p>
      <text:p text:style-name="P2"/>
      <text:p text:style-name="P2">穿上專屬的紅色背心，掛上專用的菜單，「阿發」上工了！</text:p>
      <text:p text:style-name="P2"/>
      <text:p text:style-name="P2">顧客：「握手，來，握手。」</text:p>
      <text:p text:style-name="P2"/>
      <text:p text:style-name="P2">沒錯，牠就是燒腊店裡最受歡迎的店小二，看到熟人會握手打招呼，送上脖子上的菜單，供你點菜，不但是主人的好幫手，也是老顧客的好朋友！顧客：「我跟牠認識很久了，第一次來吃是因為人家說這裡東西好吃，第二次來是因為要看牠。」</text:p>
      <text:p text:style-name="P2"/>
      <text:p text:style-name="P2">或許是感恩吧，阿發幹起活來，可是特別賣力！原來牠是一隻流浪狗，一年多前，餓壞了，找上飄著香味的燒腊店，賴著不肯走，老闆好心收留牠，沒想到冰雪聰明的牠，自己學會了怎麼招呼客人。老闆：「要吃東西牠會跟客人撒嬌，來我們的店裡，來就發了，我們把牠叫做阿發。」</text:p>
      <text:p text:style-name="P2"/>
      <text:p text:style-name="P2">現在，阿發不僅成了店裡的活招牌，還是顧客教育寵物的活教材呢！顧客：「自己有養狗的朋友，會想帶狗來跟牠認識一下。」</text:p>
      <text:p text:style-name="P2"/>
      <text:p text:style-name="P2">（陳真按：不知道誰有阿發的照片？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